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ro16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9];[.K40])" office:value-type="float" office:value="113400" calcext:value-type="float">
            <text:p>113400</text:p>
          </table:table-cell>
          <table:table-cell table:formula="of:=SUM([.H4];[.H35];[.H65];[.H97];[.H130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4];[.G64];[.G96];[.G129])" office:value-type="float" office:value="28200" calcext:value-type="float">
            <text:p>28200</text:p>
          </table:table-cell>
          <table:table-cell table:formula="of:=SUM([.H5];[.H36];[.H66];[.H98];[.H131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85200" calcext:value-type="float">
            <text:p>85200</text:p>
          </table:table-cell>
          <table:table-cell table:formula="of:=SUM([.H6];[.H37];[.H67];[.H99];[.H132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8];[.H68];[.H100];[.H133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9];[.H69];[.H101];[.H134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756" calcext:value-type="float">
            <text:p>756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40];[.H70];[.H102];[.H135])" office:value-type="float" office:value="756" calcext:value-type="float">
            <text:p>75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71];[.H103];[.H136])" office:value-type="float" office:value="1143.5" calcext:value-type="float">
            <text:p>1143.5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2];[.H72];[.H104];[.H137])" office:value-type="float" office:value="1143.5" calcext:value-type="float">
            <text:p>1143.5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3];[.C33];[.E33];[.F33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2"/>
          <table:table-cell table:formula="of:=SUM([.H12];[.H43];[.H73];[.H105];[.H138])" office:value-type="float" office:value="767.5" calcext:value-type="float">
            <text:p>767.5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3:.F33])" office:value-type="float" office:value="756" calcext:value-type="float">
            <text:p>756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table:number-columns-repeated="2"/>
          <table:table-cell table:formula="of:=SUM([.N41];[.H74];[.H106];[.H139])" office:value-type="float" office:value="0" calcext:value-type="float">
            <text:p>0</text:p>
          </table:table-cell>
        </table:table-row>
        <table:table-row table:style-name="ro15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7];[.H140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3:.F33])" office:value-type="float" office:value="1143.5" calcext:value-type="float">
            <text:p>1143.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table:number-columns-repeated="2"/>
          <table:table-cell table:formula="of:=SUM([.M17];[.H46];[.H76];[.H108];[.H141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7];[.H77];[.H109];[.H142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8];[.H78];[.H110];[.H143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9];[.H79];[.H111];[.H144])" office:value-type="float" office:value="387.5" calcext:value-type="float">
            <text:p>387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43.5" calcext:value-type="float">
            <text:p>1143.5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50];[.H80];[.H112];[.H145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[.H51];[.H81];[.H113];[.H146])" office:value-type="float" office:value="387.5" calcext:value-type="float">
            <text:p>387.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82];[.H147])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C33];[.D33])" office:value-type="float" office:value="756" calcext:value-type="float">
            <text:p>756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2];[.H#REF!];[.H83];[.H148])" office:value-type="string" office:string-value="" calcext:value-type="error">
            <text:p>#REF!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3];[.H51];[.H84];[.H116];[.H149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D33:.F33])" office:value-type="float" office:value="376" calcext:value-type="float">
            <text:p>376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/>
          <table:table-cell table:formula="of:=SUM([.H24];[.H85];[.H117];[.H150])" office:value-type="float" office:value="376" calcext:value-type="float">
            <text:p>376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5];[.H53];[.H86];[.H118];[.H151])" office:value-type="float" office:value="1143.5" calcext:value-type="float">
            <text:p>1143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6];[.H54];[.H87];[.H119];[.H152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7];[.H55];[.H88];[.H120];[.H153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43.5" calcext:value-type="float">
            <text:p>1143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8];[.H56];[.H89];[.H121];[.H154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1143.5" calcext:value-type="float">
            <text:p>1143.5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9];[.H57];[.H90];[.H122];[.H155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9];[.H58];[.H91];[.H123];[.H156])" office:value-type="float" office:value="1143.5" calcext:value-type="float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 calcext:value-type="float">
            <text:p>1143.5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3:.F33])" office:value-type="float" office:value="1143.5" calcext:value-type="float">
            <text:p>1143.5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5" office:value-type="float" office:value="376" calcext:value-type="float">
            <text:p>376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2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1])" office:value-type="float" office:value="203800" calcext:value-type="float">
            <text:p>203800</text:p>
          </table:table-cell>
          <table:table-cell table:formula="of:=SUM([.H33];[.H157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23800" calcext:value-type="float">
            <text:p>23800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table:number-columns-repeated="5"/>
          <table:table-cell table:style-name="ce15" table:formula="of:=SUM([.B36:.F36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63:.F6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];[.C63];[.E63];[.F6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63:.F6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63];[.D6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63:.F63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];[.C63];[.D63];[.F6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D63];[.F6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63:.F6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/>
          <table:table-cell table:formula="of:=[.B36]/25" office:value-type="float" office:value="0" calcext:value-type="float">
            <text:p>0</text:p>
          </table:table-cell>
          <table:table-cell table:formula="of:=[.C36]/25" office:value-type="float" office:value="0" calcext:value-type="float">
            <text:p>0</text:p>
          </table:table-cell>
          <table:table-cell table:formula="of:=[.D36]/25" office:value-type="float" office:value="0" calcext:value-type="float">
            <text:p>0</text:p>
          </table:table-cell>
          <table:table-cell table:formula="of:=[.E36]/23" office:value-type="float" office:value="0" calcext:value-type="float">
            <text:p>0</text:p>
          </table:table-cell>
          <table:table-cell table:formula="of:=[.F36]/27" office:value-type="float" office:value="0" calcext:value-type="float">
            <text:p>0</text:p>
          </table:table-cell>
          <table:table-cell/>
          <table:table-cell table:style-name="ce15" table:formula="of:=SUM([.H37:.H62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13:56:26.059816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0T14:05:01.073272503</dc:date>
    <meta:editing-duration>P8DT14H15M14S</meta:editing-duration>
    <meta:editing-cycles>2796</meta:editing-cycles>
    <meta:generator>LibreOffice/4.2.6.3$Linux_X86_64 LibreOffice_project/420m0$Build-3</meta:generator>
    <meta:document-statistic meta:table-count="16" meta:cell-count="7119" meta:object-count="0"/>
  </office:meta>
</office:document-meta>
</file>